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0C0000000C7E2D580D.png" manifest:media-type="image/png"/>
  <manifest:file-entry manifest:full-path="Pictures/100002010000008000000080AF8029A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svg:stroke-opacity="100%" draw:stroke-linejoin="miter" svg:stroke-linecap="square" draw:fill="bitmap" draw:fill-image-name="picture1" style:repeat="repeat" draw:fill-image-ref-point="top-left" draw:textarea-horizontal-align="left" draw:textarea-vertical-align="top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svg:stroke-opacity="100%" draw:stroke-linejoin="miter" svg:stroke-linecap="square" draw:fill="hatch" draw:fill-hatch-name="Black_20_45_20_Degrees" style:repeat="repeat" draw:fill-image-ref-point="top-left" draw:textarea-horizontal-align="left" draw:textarea-vertical-align="top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svg:stroke-opacity="100%" draw:stroke-linejoin="miter" svg:stroke-linecap="square" draw:fill="hatch" draw:fill-hatch-name="Black_20_45_20_Degrees" style:repeat="repeat" draw:fill-image-ref-point="top-left" draw:textarea-horizontal-align="left" draw:textarea-vertical-align="top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svg:stroke-opacity="100%" draw:stroke-linejoin="miter" svg:stroke-linecap="square" draw:fill="gradient" draw:textarea-horizontal-align="left" draw:textarea-vertical-align="top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dash1" svg:stroke-width="0.022cm" svg:stroke-color="#000000" svg:stroke-opacity="100%" draw:stroke-linejoin="miter" svg:stroke-linecap="square" draw:fill="none" draw:textarea-horizontal-align="left" draw:textarea-vertical-align="top" fo:padding-top="0.136cm" fo:padding-bottom="0.136cm" fo:padding-left="0.261cm" fo:padding-right="0.261cm"/>
    </style:style>
    <style:style style:name="gr6" style:family="graphic" style:parent-style-name="objectwithoutfill">
      <style:graphic-properties svg:stroke-width="0.05cm" svg:stroke-color="#000080" draw:marker-start-width="0.275cm" draw:marker-end="Arrow" draw:marker-end-width="0.22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objectwithoutfill">
      <style:graphic-properties draw:stroke="dash" draw:stroke-dash="Line_20_Style_20_9" svg:stroke-width="0.05cm" svg:stroke-color="#999999" draw:marker-start-width="0.28cm" draw:marker-end="" draw:marker-end-width="0.4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ellipse draw:style-name="gr1" draw:layer="layout" svg:width="3.788cm" svg:height="3.029cm" svg:x="0.364cm" svg:y="0.895cm">
          <draw:glue-point draw:id="4" svg:x="0.018cm" svg:y="0.018cm" draw:align="center"/>
          <text:p/>
        </draw:ellipse>
        <draw:path draw:style-name="gr2" draw:layer="layout" svg:width="3.366cm" svg:height="1.883cm" svg:x="2.966cm" svg:y="1.438cm" svg:viewBox="0 0 3367 1884" svg:d="M3367 0c-1197-2-2306 177-2910 467-604 291-609 650-15 943 595 292 1699 473 2896 474z">
          <draw:glue-point draw:id="4" svg:x="0.018cm" svg:y="0.018cm" draw:align="center"/>
          <text:p/>
        </draw:path>
        <draw:ellipse draw:style-name="gr1" draw:layer="layout" svg:width="3.788cm" svg:height="3.029cm" svg:x="7.869cm" svg:y="0.933cm">
          <draw:glue-point draw:id="4" svg:x="0.018cm" svg:y="0.018cm" draw:align="center"/>
          <text:p/>
        </draw:ellipse>
        <draw:path draw:style-name="gr3" draw:layer="layout" svg:width="1.879cm" svg:height="1.719cm" svg:x="12.928cm" svg:y="1.589cm" svg:viewBox="0 0 1880 1720" svg:d="M1880 0c-681-2-1277 179-1620 442-344 263-347 588-8 853 338 264 933 425 1614 425z">
          <draw:glue-point draw:id="4" svg:x="0.018cm" svg:y="0.018cm" draw:align="center"/>
          <text:p/>
        </draw:path>
        <draw:ellipse draw:style-name="gr4" draw:layer="layout" svg:width="0.259cm" svg:height="0.211cm" svg:x="4.019cm" svg:y="2.305cm">
          <draw:glue-point draw:id="4" svg:x="0.018cm" svg:y="0.018cm" draw:align="center"/>
          <text:p/>
        </draw:ellipse>
        <draw:ellipse draw:style-name="gr4" draw:layer="layout" svg:width="0.259cm" svg:height="0.211cm" svg:x="11.542cm" svg:y="2.324cm">
          <draw:glue-point draw:id="4" svg:x="0.018cm" svg:y="0.018cm" draw:align="center"/>
          <text:p/>
        </draw:ellipse>
        <draw:path draw:style-name="gr5" draw:layer="layout" svg:width="2.526cm" svg:height="1.613cm" svg:x="4.229cm" svg:y="0.514cm" svg:viewBox="0 0 2527 1614" svg:d="M0 1614c0-1318 1472-1614 2527-1614">
          <draw:glue-point draw:id="4" svg:x="0.018cm" svg:y="0.018cm" draw:align="center"/>
          <text:p/>
        </draw:path>
        <draw:path draw:style-name="gr5" draw:layer="layout" svg:width="3.52cm" svg:height="1.697cm" svg:x="8.324cm" svg:y="0.533cm" svg:viewBox="0 0 3521 1698" svg:d="M0 0c1337 0 3521 147 3521 1698">
          <draw:glue-point draw:id="4" svg:x="0.018cm" svg:y="0.018cm" draw:align="center"/>
          <text:p/>
        </draw:path>
        <draw:line draw:style-name="gr6" draw:text-style-name="P1" draw:layer="layout" svg:x1="0.529cm" svg:y1="4.366cm" svg:x2="6.218cm" svg:y2="4.366cm">
          <text:p/>
        </draw:line>
        <draw:line draw:style-name="gr6" draw:text-style-name="P1" draw:layer="layout" svg:x1="8.168cm" svg:y1="4.366cm" svg:x2="14.553cm" svg:y2="4.366cm">
          <text:p/>
        </draw:line>
        <draw:g>
          <svg:title>TexMaths</svg:title>
          <svg:desc>18§display§t_{edge}§svg§600§TRUE</svg:desc>
          <draw:polygon draw:style-name="gr7" draw:layer="layout" svg:width="1.236cm" svg:height="0.571cm" svg:x="6.901cm" svg:y="0.277cm" svg:viewBox="0 0 1237 572" draw:points="618,572 0,572 0,0 1237,0 1237,572">
            <text:p/>
          </draw:polygon>
          <draw:path draw:style-name="gr8" draw:layer="layout" svg:width="0.195cm" svg:height="0.404cm" svg:x="6.915cm" svg:y="0.27cm" svg:viewBox="0 0 196 405" svg:d="M117 144h59c13 0 20 0 20-13 0-7-7-7-18-7h-56c24-90 26-102 26-106 0-11-8-18-18-18-2 0-20 0-26 23l-25 101h-59c-13 0-20 0-20 13 0 7 5 7 18 7h56c-45 180-49 191-49 201 0 35 25 60 60 60 64 0 100-94 100-97 0-8-5-8-7-8-5 0-7 2-9 9-29 67-61 81-83 81-14 0-19-7-19-28 0-17 0-20 3-31z">
            <text:p/>
          </draw:path>
          <draw:path draw:style-name="gr8" draw:layer="layout" svg:width="0.19cm" svg:height="0.201cm" svg:x="7.158cm" svg:y="0.565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  <draw:path draw:style-name="gr8" draw:layer="layout" svg:width="0.228cm" svg:height="0.312cm" svg:x="7.396cm" svg:y="0.454cm" svg:viewBox="0 0 229 313" svg:d="M227 13c2 0 2-6 2-8 0-1-2-5-8-5-7 0-45 4-55 4-4 1-11 1-11 10 0 8 7 8 12 8 22 0 22 1 22 5s-2 7-2 11l-25 101c-11-15-25-26-47-26-57 0-115 62-115 126 0 44 29 74 67 74 25 0 46-13 64-30 8 26 35 30 45 30 17 0 27-9 36-23 9-18 15-43 15-45 0-6-6-6-7-6-6 0-6 2-9 15-6 21-15 46-33 46-12 0-14-8-14-21 0-9 0-13 2-18zM133 254c-3 12-14 21-23 29-4 3-22 17-42 17-16 0-32-10-32-43 0-23 13-72 23-90 20-36 44-41 56-41 31 0 40 32 40 38 0 2 0 5-2 7z">
            <text:p/>
          </draw:path>
          <draw:path draw:style-name="gr8" draw:layer="layout" svg:width="0.219cm" svg:height="0.287cm" svg:x="7.652cm" svg:y="0.565cm" svg:viewBox="0 0 220 288" svg:d="M218 32c2-7 2-9 2-9 0-10-8-14-15-14-11 0-20 7-21 16-8-12-22-25-45-25-56 0-116 59-116 124 0 45 33 72 69 72 21 0 39-11 56-23l-9 39c-6 18-9 31-26 47-19 16-39 16-50 16-20 0-27-1-34-3 11-6 14-16 14-22 0-11-9-18-18-18-12 0-25 11-25 29 0 25 38 27 63 27 70 0 101-36 106-61zM157 137c-2 7-2 7-9 16-17 20-38 31-54 31-24 0-35-18-35-42 0-20 13-70 24-90 20-30 39-39 56-39 30 0 39 32 39 37 0 0 0 2-2 8z">
            <text:p/>
          </draw:path>
          <draw:path draw:style-name="gr8" draw:layer="layout" svg:width="0.19cm" svg:height="0.201cm" svg:x="7.926cm" svg:y="0.565cm" svg:viewBox="0 0 191 202" svg:d="M70 95c13 0 49-1 72-9 33-12 40-34 40-46 0-26-25-40-56-40-54 0-126 41-126 117 0 45 29 85 81 85 76 0 110-45 110-51 0-3-4-7-7-7-2 0-4 0-8 4-34 41-86 41-95 41-27 0-45-18-45-54 0-7 0-14 5-40zM45 83c20-65 68-70 81-70 20 0 36 9 36 27 0 43-76 43-94 43z">
            <text:p/>
          </draw:path>
        </draw:g>
        <draw:g>
          <svg:title>TexMaths</svg:title>
          <svg:desc>24§display§\mathcal{E}_l§svg§600§TRUE</svg:desc>
          <draw:polygon draw:style-name="gr7" draw:layer="layout" svg:width="0.664cm" svg:height="0.705cm" svg:x="5.344cm" svg:y="1.843cm" svg:viewBox="0 0 665 706" draw:points="331,706 0,706 0,0 665,0 665,706">
            <text:p/>
          </draw:polygon>
          <draw:path draw:style-name="gr8" draw:layer="layout" svg:width="0.455cm" svg:height="0.616cm" svg:x="5.368cm" svg:y="1.824cm" svg:viewBox="0 0 456 617" svg:d="M180 291c-170 91-180 199-180 220 0 65 62 106 144 106 142 0 255-134 255-154 0-4-5-4-8-4-12 0-43 9-62 36-19 26-55 74-130 74-60 0-127-31-127-94 0-43 48-168 182-172 39-3 70-32 70-41 0-5-5-5-10-5-120-7-144-65-144-99 0-19 15-112 132-112 17 0 82 2 82 48 0 12-7 24-12 31 0 2-2 5-2 7 0 7 5 7 7 7 26 0 79-33 79-81 0-51-60-58-98-58-116 0-260 91-260 195 0 50 39 81 82 96z">
            <text:p/>
          </draw:path>
          <draw:path draw:style-name="gr8" draw:layer="layout" svg:width="0.133cm" svg:height="0.417cm" svg:x="5.827cm" svg:y="2.136cm" svg:viewBox="0 0 134 418" svg:d="M132 17c0 0 2-7 2-10 0-2-2-7-9-7-12 0-63 5-77 5-5 2-12 2-12 14 0 10 7 10 14 10 29 0 29 2 29 7s0 10-2 14l-75 293c-2 5-2 12-2 20 0 38 34 55 62 55 15 0 34-5 48-31 15-22 22-58 22-60 0-8-7-8-10-8-7 0-9 5-12 15-7 29-19 67-45 67-15 0-19-14-19-29 0-7 2-17 2-24z">
            <text:p/>
          </draw:path>
        </draw:g>
        <draw:g>
          <svg:title>TexMaths</svg:title>
          <svg:desc>24§display§A§svg§600§TRUE</svg:desc>
          <draw:polygon draw:style-name="gr7" draw:layer="layout" svg:width="0.635cm" svg:height="0.577cm" svg:x="1.304cm" svg:y="1.383cm" svg:viewBox="0 0 636 578" draw:points="317,578 0,578 0,0 636,0 636,578">
            <text:p/>
          </draw:polygon>
          <draw:path draw:style-name="gr8" draw:layer="layout" svg:width="0.58cm" svg:height="0.606cm" svg:x="1.333cm" svg:y="1.357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</draw:g>
        <draw:g>
          <svg:title>TexMaths</svg:title>
          <svg:desc>24§display§\mathcal{E}_l§svg§600§TRUE</svg:desc>
          <draw:polygon draw:style-name="gr7" draw:layer="layout" svg:width="0.664cm" svg:height="0.705cm" svg:x="13.808cm" svg:y="1.844cm" svg:viewBox="0 0 665 706" draw:points="331,706 0,706 0,0 665,0 665,706">
            <text:p/>
          </draw:polygon>
          <draw:path draw:style-name="gr8" draw:layer="layout" svg:width="0.455cm" svg:height="0.616cm" svg:x="13.832cm" svg:y="1.825cm" svg:viewBox="0 0 456 617" svg:d="M180 291c-170 91-180 199-180 220 0 65 62 106 144 106 142 0 255-134 255-154 0-4-5-4-8-4-12 0-43 9-62 36-19 26-55 74-130 74-60 0-127-31-127-94 0-43 48-168 182-172 39-3 70-32 70-41 0-5-5-5-10-5-120-7-144-65-144-99 0-19 15-112 132-112 17 0 82 2 82 48 0 12-7 24-12 31 0 2-2 5-2 7 0 7 5 7 7 7 26 0 79-33 79-81 0-51-60-58-98-58-116 0-260 91-260 195 0 50 39 81 82 96z">
            <text:p/>
          </draw:path>
          <draw:path draw:style-name="gr8" draw:layer="layout" svg:width="0.133cm" svg:height="0.417cm" svg:x="14.291cm" svg:y="2.137cm" svg:viewBox="0 0 134 418" svg:d="M132 17c0 0 2-7 2-10 0-2-2-7-9-7-12 0-63 5-77 5-5 2-12 2-12 14 0 10 7 10 14 10 29 0 29 2 29 7s0 10-2 14l-75 293c-2 5-2 12-2 20 0 38 34 55 62 55 15 0 34-5 48-31 15-22 22-58 22-60 0-8-7-8-10-8-7 0-9 5-12 15-7 29-19 67-45 67-15 0-19-14-19-29 0-7 2-17 2-24z">
            <text:p/>
          </draw:path>
        </draw:g>
        <draw:g>
          <svg:title>TexMaths</svg:title>
          <svg:desc>24§display§A§svg§600§TRUE</svg:desc>
          <draw:polygon draw:style-name="gr7" draw:layer="layout" svg:width="0.635cm" svg:height="0.577cm" svg:x="8.89cm" svg:y="1.383cm" svg:viewBox="0 0 636 578" draw:points="317,578 0,578 0,0 636,0 636,578">
            <text:p/>
          </draw:polygon>
          <draw:path draw:style-name="gr8" draw:layer="layout" svg:width="0.58cm" svg:height="0.606cm" svg:x="8.919cm" svg:y="1.357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</draw:g>
        <draw:g>
          <svg:title>TexMaths</svg:title>
          <svg:desc>14§display§\Pi_l(t)§svg§600§TRUE</svg:desc>
          <draw:polygon draw:style-name="gr7" draw:layer="layout" svg:width="1.081cm" svg:height="0.492cm" svg:x="5.434cm" svg:y="3.692cm" svg:viewBox="0 0 1082 493" draw:points="540,493 0,493 0,0 1082,0 1082,493">
            <text:p/>
          </draw:polygon>
          <draw:path draw:style-name="gr8" draw:layer="layout" svg:width="0.336cm" svg:height="0.335cm" svg:x="5.451cm" svg:y="3.727cm" svg:viewBox="0 0 337 336" svg:d="M287 39c0-18 0-24 39-24h11v-15h-337v15h11c39 0 39 6 39 24v258c0 18 0 24-39 24h-11v15c17-1 53-1 73-1 18 0 56 0 73 1v-15h-12c-39 0-39-6-39-24v-282h147v282c0 18 0 24-39 24h-11v15c17-1 53-1 73-1 18 0 56 0 72 1v-15h-11c-39 0-39-6-39-24z">
            <text:p/>
          </draw:path>
          <draw:path draw:style-name="gr8" draw:layer="layout" svg:width="0.077cm" svg:height="0.243cm" svg:x="5.825cm" svg:y="3.896cm" svg:viewBox="0 0 78 244" svg:d="M77 10c0 0 1-4 1-6 0-1-1-4-5-4-7 0-37 3-45 3-3 1-7 1-7 8 0 6 4 6 8 6 17 0 17 1 17 4s0 6-1 8l-44 171c-1 3-1 7-1 11 0 23 20 33 36 33 9 0 20-3 28-19 9-12 13-33 13-35 0-4-4-4-6-4-4 0-5 3-7 9-4 16-11 39-26 39-9 0-11-9-11-17 0-4 1-10 1-14z">
            <text:p/>
          </draw:path>
          <draw:path draw:style-name="gr8" draw:layer="layout" svg:width="0.115cm" svg:height="0.492cm" svg:x="6.002cm" svg:y="3.692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8" draw:layer="layout" svg:width="0.152cm" svg:height="0.314cm" svg:x="6.156cm" svg:y="3.754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8" draw:layer="layout" svg:width="0.115cm" svg:height="0.492cm" svg:x="6.351cm" svg:y="3.692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g>
          <svg:title>TexMaths</svg:title>
          <svg:desc>14§display§\Pi_l(t)§svg§600§TRUE</svg:desc>
          <draw:polygon draw:style-name="gr7" draw:layer="layout" svg:width="1.081cm" svg:height="0.492cm" svg:x="13.738cm" svg:y="3.693cm" svg:viewBox="0 0 1082 493" draw:points="540,493 0,493 0,0 1082,0 1082,493">
            <text:p/>
          </draw:polygon>
          <draw:path draw:style-name="gr8" draw:layer="layout" svg:width="0.336cm" svg:height="0.335cm" svg:x="13.755cm" svg:y="3.728cm" svg:viewBox="0 0 337 336" svg:d="M287 39c0-18 0-24 39-24h11v-15h-337v15h11c39 0 39 6 39 24v258c0 18 0 24-39 24h-11v15c17-1 53-1 73-1 18 0 56 0 73 1v-15h-12c-39 0-39-6-39-24v-282h147v282c0 18 0 24-39 24h-11v15c17-1 53-1 73-1 18 0 56 0 72 1v-15h-11c-39 0-39-6-39-24z">
            <text:p/>
          </draw:path>
          <draw:path draw:style-name="gr8" draw:layer="layout" svg:width="0.077cm" svg:height="0.243cm" svg:x="14.129cm" svg:y="3.897cm" svg:viewBox="0 0 78 244" svg:d="M77 10c0 0 1-4 1-6 0-1-1-4-5-4-7 0-37 3-45 3-3 1-7 1-7 8 0 6 4 6 8 6 17 0 17 1 17 4s0 6-1 8l-44 171c-1 3-1 7-1 11 0 23 20 33 36 33 9 0 20-3 28-19 9-12 13-33 13-35 0-4-4-4-6-4-4 0-5 3-7 9-4 16-11 39-26 39-9 0-11-9-11-17 0-4 1-10 1-14z">
            <text:p/>
          </draw:path>
          <draw:path draw:style-name="gr8" draw:layer="layout" svg:width="0.115cm" svg:height="0.492cm" svg:x="14.306cm" svg:y="3.693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8" draw:layer="layout" svg:width="0.152cm" svg:height="0.314cm" svg:x="14.46cm" svg:y="3.755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8" draw:layer="layout" svg:width="0.115cm" svg:height="0.492cm" svg:x="14.655cm" svg:y="3.693cm" svg:viewBox="0 0 116 493" svg:d="M116 247c0-38-5-99-33-155-30-60-73-92-77-92-5 0-6 1-6 6 0 1 0 1 10 11 49 49 77 127 77 230 0 85-18 172-80 233-7 6-7 7-7 9 0 3 1 4 6 4 4 0 49-34 78-95 25-55 32-109 32-151z">
            <text:p/>
          </draw:path>
        </draw:g>
        <draw:line draw:style-name="gr9" draw:text-style-name="P1" draw:layer="layout" svg:x1="11.674cm" svg:y1="0.33cm" svg:x2="11.674cm" svg:y2="4.4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fill-image draw:name="picture1" xlink:href="Pictures/100002010000008000000080AF8029A8.png" xlink:type="simple" xlink:show="embed" xlink:actuate="onLoad"/>
    <draw:fill-image draw:name="picture2" xlink:href="Pictures/100002010000000C0000000C7E2D580D.png" xlink:type="simple" xlink:show="embed" xlink:actuate="onLoad"/>
    <draw:marker draw:name="Arrow" svg:viewBox="0 0 20 30" svg:d="M10 0l-10 30h20z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dash1" draw:style="rect" draw:dots1="1" draw:dots1-length="0.022cm" draw:distance="0.04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4cm" fo:margin-bottom="0.24cm" fo:margin-left="0.24cm" fo:margin-right="0.24cm" fo:page-width="1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/>
    <meta:initial-creator>Unknown</meta:initial-creator>
    <meta:editing-cycles>20</meta:editing-cycles>
    <dc:date>2015-07-02T19:35:48.168073114</dc:date>
    <meta:creation-date>2008-10-27T22:59:39</meta:creation-date>
    <meta:editing-duration>PT2H8M2S</meta:editing-duration>
    <meta:document-statistic meta:object-count="46"/>
  </office:meta>
</office:document-meta>
</file>